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24pt" style:font-size-asian="24pt" style:font-size-complex="24pt"/>
    </style:style>
    <style:style style:name="gr1" style:family="graphic">
      <style:graphic-properties draw:textarea-horizontal-align="justify" draw:textarea-vertical-align="middle" draw:auto-grow-height="false" fo:min-height="4.445cm" fo:min-width="17.0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4.408cm" fo:min-width="17.2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4.406cm" fo:min-width="17.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custom-shape text:anchor-type="paragraph" draw:z-index="2" draw:name="Shape5" draw:style-name="gr3" draw:text-style-name="P1" svg:width="18.317cm" svg:height="4.883cm" svg:x="-0.577cm" svg:y="15.492cm"><text:p text:style-name="P1"><text:span text:style-name="T1"><text:s text:c="9"/></text:span><text:span text:style-name="T1"><text:s text:c="9"/></text:span><text:span text:style-name="T1">Data </text:span><text:span text:style-name="T1">Laye</text:span><text:span text:style-name="T1">r(Br</text:span><text:span text:style-name="T1">owse</text:span><text:span text:style-name="T1">r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7"/>3-Tier Architecture Model</text:p>
      <text:p text:style-name="Text_20_body"><draw:custom-shape text:anchor-type="paragraph" draw:z-index="0" draw:name="Shape1" draw:style-name="gr1" draw:text-style-name="P1" svg:width="17.544cm" svg:height="4.926cm" svg:x="-0.617cm" svg:y="0.326cm"><text:p text:style-name="P1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 </text:span><text:span text:style-name="T1">L</text:span><text:span text:style-name="T1">a</text:span><text:span text:style-name="T1">y</text:span><text:span text:style-name="T1">e</text:span><text:span text:style-name="T1">r</text:span><text:span text:style-name="T1">(</text:span><text:span text:style-name="T1">B</text:span><text:span text:style-name="T1">r</text:span><text:span text:style-name="T1">o</text:span><text:span text:style-name="T1">w</text:span><text:span text:style-name="T1">s</text:span><text:span text:style-name="T1">e</text:span><text:span text:style-name="T1">r</text:span><text:span text:style-name="T1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><draw:custom-shape text:anchor-type="paragraph" draw:z-index="1" draw:name="Shape2" draw:style-name="gr2" svg:width="17.708cm" svg:height="4.885cm" svg:x="-0.293cm" svg:y="6.334cm"><text:p text:style-name="P1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B</text:span><text:span text:style-name="T1">u</text:span><text:span text:style-name="T1">s</text:span><text:span text:style-name="T1">i</text:span><text:span text:style-name="T1">n</text:span><text:span text:style-name="T1">e</text:span><text:span text:style-name="T1">s</text:span><text:span text:style-name="T1">s</text:span><text:span text:style-name="T1"> </text:span><text:span text:style-name="T1">L</text:span><text:span text:style-name="T1">a</text:span><text:span text:style-name="T1">y</text:span><text:span text:style-name="T1">e</text:span><text:span text:style-name="T1">r</text:span><text:span text:style-name="T1">(</text:span><text:span text:style-name="T1">W</text:span><text:span text:style-name="T1">e</text:span><text:span text:style-name="T1">b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text:span text:style-name="T1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name="Shape3" draw:style-name="gr4" draw:text-style-name="P2" svg:x1="7.726cm" svg:y1="6.577cm" svg:x2="7.726cm" svg:y2="4.42cm"><text:p/></draw:line><draw:line text:anchor-type="paragraph" draw:z-index="4" draw:name="Shape4" draw:style-name="gr5" draw:text-style-name="P3" svg:x1="7.442cm" svg:y1="11.176cm" svg:x2="7.442cm" svg:y2="12.89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2:01:39.544675535</meta:creation-date>
    <dc:date>2018-10-11T22:09:32.262426059</dc:date>
    <meta:editing-duration>PT7M52S</meta:editing-duration>
    <meta:editing-cycles>1</meta:editing-cycles>
    <meta:document-statistic meta:table-count="0" meta:image-count="0" meta:object-count="0" meta:page-count="1" meta:paragraph-count="1" meta:word-count="3" meta:character-count="33" meta:non-whitespace-character-count="23"/>
    <meta:generator>LibreOffice/5.1.6.2$Linux_X86_64 LibreOffice_project/10m0$Build-2</meta:generator>
  </office:meta>
</office:document-meta>
</file>